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MINDERS</text:p>
      <text:p text:style-name="Standard">====================//</text:p>
      <text:p text:style-name="Standard">+ test every new word before signing off</text:p>
      <text:p text:style-name="Standard">+ remember to update the version number for new patches</text:p>
      <text:p text:style-name="Standard">+ steam workshop updates should get a fixed word list in each changelog</text:p>
      <text:p text:style-name="Standard">+ dont worry about updating the script. ill replace it with a block eventually.</text:p>
      <text:p text:style-name="Standard">+ CMU dictionary needs to be commented out in order to debu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7" meta:word-count="59" meta:character-count="337"/>
    <dc:date>2016-09-11T19:58:36.79</dc:date>
    <dc:creator>s s</dc:creator>
    <meta:generator>OpenOffice/4.1.2$Win32 OpenOffice.org_project/412m3$Build-9782</meta:generator>
  </office:meta>
</office:document-meta>
</file>